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" svg:stroke-width="0cm" draw:marker-start-width="0.203cm" draw:marker-end="Arrow" draw:marker-end-width="0.203cm" draw:fill="none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draw:stroke="dash" draw:stroke-dash="Fine_20_Dashed" svg:stroke-width="0.051cm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style:text-properties fo:font-size="17pt" fo:font-weight="normal" style:font-size-asian="17pt" style:font-weight-asian="normal" style:font-size-complex="17pt" style:font-weight-complex="normal"/>
    </style:style>
    <style:style style:name="P5" style:family="paragraph">
      <style:text-properties fo:font-size="11pt" style:font-size-asian="11pt" style:font-size-complex="11pt"/>
    </style:style>
    <style:style style:name="P6" style:family="paragraph">
      <style:text-properties fo:color="#ffffff"/>
    </style:style>
    <style:style style:name="P7" style:family="paragraph">
      <style:text-properties fo:color="#ffffff" fo:font-size="17pt" fo:font-weight="normal" style:font-size-asian="17pt" style:font-weight-asian="normal" style:font-size-complex="17pt" style:font-weight-complex="normal"/>
    </style:style>
    <style:style style:name="P8" style:family="paragraph">
      <style:text-properties fo:color="#000000"/>
    </style:style>
    <style:style style:name="P9" style:family="paragraph">
      <style:text-properties fo:color="#000000" fo:font-size="11pt" style:font-size-asian="11pt" style:font-size-complex="11pt"/>
    </style:style>
    <style:style style:name="P10" style:family="paragraph">
      <style:text-properties fo:color="#ffffff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7pt" fo:font-weight="normal" style:font-size-asian="17pt" style:font-weight-asian="normal" style:font-size-complex="17pt" style:font-weight-complex="normal"/>
    </style:style>
    <style:style style:name="T4" style:family="text">
      <style:text-properties style:font-name="Liberation Sans3" fo:font-size="17pt" fo:font-weight="normal" style:font-name-asian="Liberation Sans3" style:font-size-asian="17pt" style:font-weight-asian="normal" style:font-name-complex="Liberation Sans3" style:font-size-complex="17pt" style:font-weight-complex="normal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color="#000000" fo:font-size="17pt" fo:font-weight="normal" style:font-size-asian="17pt" style:font-weight-asian="normal" style:font-size-complex="17pt" style:font-weight-complex="normal"/>
    </style:style>
    <style:style style:name="T7" style:family="text">
      <style:text-properties fo:color="#000000" style:font-name="Liberation Sans3" fo:font-size="17pt" fo:font-weight="normal" style:font-name-asian="Liberation Sans3" style:font-size-asian="17pt" style:font-weight-asian="normal" style:font-name-complex="Liberation Sans3" style:font-size-complex="17pt" style:font-weight-complex="normal"/>
    </style:style>
    <style:style style:name="T8" style:family="text">
      <style:text-properties fo:color="#ffffff" fo:font-size="17pt" fo:font-weight="normal" style:font-size-asian="17pt" style:font-weight-asian="normal" style:font-size-complex="17pt" style:font-weight-complex="normal"/>
    </style:style>
    <style:style style:name="T9" style:family="text">
      <style:text-properties fo:color="#ffffff" style:font-name="Liberation Sans3" fo:font-size="17pt" fo:font-weight="normal" style:font-name-asian="Liberation Sans3" style:font-size-asian="17pt" style:font-weight-asian="normal" style:font-name-complex="Liberation Sans3" style:font-size-complex="17pt" style:font-weight-complex="normal"/>
    </style:style>
    <style:style style:name="T10" style:family="text">
      <style:text-properties fo:color="#000000" fo:font-size="11pt" style:font-size-asian="11pt" style:font-size-complex="11pt"/>
    </style:style>
    <style:style style:name="T11" style:family="text">
      <style:text-properties fo:color="#ffffff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65cm" svg:height="2.351cm" svg:x="8.767cm" svg:y="5.391cm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7.198cm" svg:height="5.438cm" svg:x="9.502cm" svg:y="1.311cm" svg:viewBox="0 0 7199 5439" svg:d="M1847 5292c278-24 553 33 829 53 267 18 539 19 801 81 362 85 611-247 775-481 192-274 440-561 775-615 272-44 553-10 829 0 293 9 626 2 855-214 244-229 475-529 481-882 5-267 39-523-107-802-169-323-401-579-695-748-248-143-533-216-828-214-280 2-564-53-802-267-279-252-416-585-721-802-250-178-539-278-829-347-289-69-592-64-882-27-276 35-634 140-695 481-50 279-122 544-187 829-87 383-565 244-828 454-218 174-618 256-615 641 3 273-32 554 80 802 114 249 190 526 161 802v53">
          <text:p/>
        </draw:path>
        <draw:path draw:style-name="gr3" draw:text-style-name="P1" draw:layer="layout" svg:width="6.947cm" svg:height="1.116cm" svg:x="1.824cm" svg:y="6.062cm" svg:viewBox="0 0 6948 1117" svg:d="M0 895c283 22 575-30 828-160 318-165 340-628 722-695 262-46 545-69 802 27 325 120 576 360 801 615 212 239 462 422 775 427 272 4 583 56 802-160 255-253 332-718 695-802 266-63 540-104 802 27l267 133 267 187 187 81">
          <text:p/>
        </draw:path>
        <draw:frame draw:style-name="gr4" draw:text-style-name="P2" draw:layer="layout" svg:width="0.925cm" svg:height="0.962cm" svg:x="5.465cm" svg:y="6.041cm">
          <draw:text-box>
            <text:p><text:span text:style-name="T1">X</text:span></text:p>
          </draw:text-box>
        </draw:frame>
        <draw:custom-shape draw:style-name="gr1" draw:text-style-name="P1" draw:layer="layout" svg:width="2.565cm" svg:height="2.351cm" svg:x="8.767cm" svg:y="10.991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2.708cm" svg:height="1.768cm" draw:transform="rotate (-2.15687788961459) translate (11.5204747472018cm 8.72690528031161cm)" svg:viewBox="0 0 2709 1769" svg:d="M0 1766c282 20 564-74 801-243 228-163 500-365 431-703-57-279 203-792 550-622 341 167 595-31 861-154l66-44">
          <text:p/>
        </draw:path>
        <draw:frame draw:style-name="gr4" draw:text-style-name="P3" draw:layer="layout" svg:width="0.925cm" svg:height="0.962cm" svg:x="15.088cm" svg:y="1.898cm">
          <draw:text-box>
            <text:p text:style-name="P3"><text:span text:style-name="T2">Y</text:span></text:p>
          </draw:text-box>
        </draw:frame>
        <draw:frame draw:style-name="gr4" draw:text-style-name="P2" draw:layer="layout" svg:width="0.891cm" svg:height="0.962cm" svg:x="10.466cm" svg:y="9.041cm">
          <draw:text-box>
            <text:p><text:span text:style-name="T1">Z</text:span></text:p>
          </draw:text-box>
        </draw:frame>
        <draw:frame draw:style-name="gr4" draw:text-style-name="P4" draw:layer="layout" svg:width="16.153cm" svg:height="0.928cm" svg:x="1.9cm" svg:y="14.521cm">
          <draw:text-box>
            <text:p><text:span text:style-name="T3">(XYZ) <text:s text:c="2"/>% N = ((XY) <text:s text:c="2"/></text:span><text:span text:style-name="T4">∙</text:span><text:span text:style-name="T3"> 10 <text:s text:c="3"/>+ Z) % N = M </text:span><text:span text:style-name="T4">∙</text:span><text:span text:style-name="T3"> 10 <text:s text:c="2"/>%N + Z%N</text:span></text:p>
          </draw:text-box>
        </draw:frame>
        <draw:frame draw:style-name="gr5" draw:text-style-name="P5" draw:layer="layout" svg:width="0.934cm" svg:height="0.92cm" svg:x="3.388cm" svg:y="15.018cm">
          <draw:text-box>
            <text:p><text:span text:style-name="T5">10</text:span></text:p>
          </draw:text-box>
        </draw:frame>
        <draw:frame draw:style-name="gr5" draw:text-style-name="P5" draw:layer="layout" svg:width="0.934cm" svg:height="0.92cm" svg:x="7.071cm" svg:y="15.018cm">
          <draw:text-box>
            <text:p><text:span text:style-name="T5">10</text:span></text:p>
          </draw:text-box>
        </draw:frame>
        <draw:frame draw:style-name="gr5" draw:text-style-name="P5" draw:layer="layout" svg:width="0.942cm" svg:height="0.92cm" svg:x="8.664cm" svg:y="14.286cm">
          <draw:text-box>
            <text:p><text:span text:style-name="T5">|Z|</text:span></text:p>
          </draw:text-box>
        </draw:frame>
        <draw:frame draw:style-name="gr5" draw:text-style-name="P5" draw:layer="layout" svg:width="0.942cm" svg:height="0.92cm" svg:x="14.056cm" svg:y="14.281cm">
          <draw:text-box>
            <text:p><text:span text:style-name="T5">|Z|</text:span></text:p>
          </draw:text-box>
        </draw:frame>
        <draw:frame draw:style-name="gr4" draw:text-style-name="P7" draw:layer="layout" svg:width="14.455cm" svg:height="0.928cm" svg:x="1.901cm" svg:y="16.522cm">
          <draw:text-box>
            <text:p text:style-name="P6"><text:span text:style-name="T6">(XZ) <text:s text:c="2"/>% N = (X </text:span><text:span text:style-name="T7">∙</text:span><text:span text:style-name="T6"> 10 <text:s text:c="2"/>+ Z) % N </text:span><text:span text:style-name="T8">= M </text:span><text:span text:style-name="T9">∙</text:span><text:span text:style-name="T8"> 10 <text:s text:c="2"/>%N + Z%N</text:span></text:p>
          </draw:text-box>
        </draw:frame>
        <draw:frame draw:style-name="gr5" draw:text-style-name="P9" draw:layer="layout" svg:width="0.934cm" svg:height="0.92cm" svg:x="2.981cm" svg:y="16.997cm">
          <draw:text-box>
            <text:p text:style-name="P8"><text:span text:style-name="T10">10</text:span></text:p>
          </draw:text-box>
        </draw:frame>
        <draw:frame draw:style-name="gr5" draw:text-style-name="P9" draw:layer="layout" svg:width="0.942cm" svg:height="0.92cm" svg:x="7.144cm" svg:y="16.288cm">
          <draw:text-box>
            <text:p text:style-name="P8"><text:span text:style-name="T10">|Z|</text:span></text:p>
          </draw:text-box>
        </draw:frame>
        <draw:frame draw:style-name="gr5" draw:text-style-name="P10" draw:layer="layout" svg:width="0.942cm" svg:height="0.92cm" svg:x="12.354cm" svg:y="16.288cm">
          <draw:text-box>
            <text:p text:style-name="P6"><text:span text:style-name="T11">|Z|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07T20:39:49.801361869</meta:creation-date>
    <dc:date>2016-09-07T21:22:21.898556563</dc:date>
    <dc:creator>elucterio </dc:creator>
    <meta:editing-duration>PT23M13S</meta:editing-duration>
    <meta:editing-cycles>8</meta:editing-cycles>
    <meta:generator>LibreOffice/4.2.8.2$Linux_X86_64 LibreOffice_project/420m0$Build-2</meta:generator>
    <meta:document-statistic meta:object-count="17"/>
  </office:meta>
</office:document-meta>
</file>